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736cm"/>
    </style:style>
    <style:style style:name="co2" style:family="table-column">
      <style:table-column-properties fo:break-before="auto" style:column-width="6.57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ongsteds data" table:style-name="ta1">
        <table:shapes>
          <draw:frame draw:z-index="0" draw:style-name="gr1" draw:text-style-name="P1" svg:width="15.974cm" svg:height="9.004cm" svg:x="0.553cm" svg:y="7.936cm">
            <draw:object draw:notify-on-update-of-ranges="'kongsteds data'.A2:'kongsteds data'.A12 'kongsteds data'.B2:'kongsteds data'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901cm" svg:y="7.986cm">
            <draw:object draw:notify-on-update-of-ranges="'kongsteds data'.A2:'kongsteds data'.A12 'kongsteds data'.C2:'kongsteds data'.C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Volume (ml) Set</text:p>
          </table:table-cell>
          <table:table-cell office:value-type="string" calcext:value-type="string">
            <text:p>Absolute Pressure (kPa) Run</text:p>
          </table:table-cell>
          <table:table-cell office:value-type="string" calcext:value-type="string">
            <text:p>linear x axis (1 / kPa)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830" calcext:value-type="float">
            <text:p>78830</text:p>
          </table:table-cell>
          <table:table-cell table:formula="of:=1/[.B2]" office:value-type="float" office:value="0.000012685525815045" calcext:value-type="float">
            <text:p>1,2685525815045E-05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6943" calcext:value-type="float">
            <text:p>86943</text:p>
          </table:table-cell>
          <table:table-cell table:formula="of:=1/[.B3]" office:value-type="float" office:value="0.0000115017885281161" calcext:value-type="float">
            <text:p>1,15017885281161E-05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291" calcext:value-type="float">
            <text:p>95291</text:p>
          </table:table-cell>
          <table:table-cell table:formula="of:=1/[.B4]" office:value-type="float" office:value="0.0000104941704882938" calcext:value-type="float">
            <text:p>1,04941704882938E-05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5341" calcext:value-type="float">
            <text:p>105341</text:p>
          </table:table-cell>
          <table:table-cell table:formula="of:=1/[.B5]" office:value-type="float" office:value="0.00000949297994133338" calcext:value-type="float">
            <text:p>9,49297994133338E-06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9045" calcext:value-type="float">
            <text:p>119045</text:p>
          </table:table-cell>
          <table:table-cell table:formula="of:=1/[.B6]" office:value-type="float" office:value="0.00000840018480406569" calcext:value-type="float">
            <text:p>8,40018480406569E-06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5117" calcext:value-type="float">
            <text:p>135117</text:p>
          </table:table-cell>
          <table:table-cell table:formula="of:=1/[.B7]" office:value-type="float" office:value="0.00000740099321328922" calcext:value-type="float">
            <text:p>7,40099321328922E-06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808" calcext:value-type="float">
            <text:p>154808</text:p>
          </table:table-cell>
          <table:table-cell table:formula="of:=1/[.B8]" office:value-type="float" office:value="0.00000645961449020723" calcext:value-type="float">
            <text:p>6,45961449020723E-06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6130" calcext:value-type="float">
            <text:p>186130</text:p>
          </table:table-cell>
          <table:table-cell table:formula="of:=1/[.B9]" office:value-type="float" office:value="0.00000537258905066352" calcext:value-type="float">
            <text:p>5,37258905066352E-0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4242" calcext:value-type="float">
            <text:p>224242</text:p>
          </table:table-cell>
          <table:table-cell table:formula="of:=1/[.B10]" office:value-type="float" office:value="0.00000445946789629061" calcext:value-type="float">
            <text:p>4,45946789629061E-06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2325" calcext:value-type="float">
            <text:p>302325</text:p>
          </table:table-cell>
          <table:table-cell table:formula="of:=1/[.B11]" office:value-type="float" office:value="0.00000330769866865129" calcext:value-type="float">
            <text:p>3,30769866865129E-06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6695" calcext:value-type="float">
            <text:p>436695</text:p>
          </table:table-cell>
          <table:table-cell table:formula="of:=1/[.B12]" office:value-type="float" office:value="0.0000022899277527794" calcext:value-type="float">
            <text:p>2,2899277527794E-06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DK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DK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00-00-00</text:date>, <text:time style:data-style-name="N2" text:time-value="13:19:02.9269679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25T14:42:47.779234418</dc:date>
    <meta:editing-duration>PT1H12M32S</meta:editing-duration>
    <meta:editing-cycles>4</meta:editing-cycles>
    <meta:generator>LibreOffice/7.3.0.3$Linux_X86_64 LibreOffice_project/30$Build-3</meta:generator>
    <meta:document-statistic meta:table-count="1" meta:cell-count="3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75cm" svg:height="9.005cm" xlink:href=".." xlink:type="simple" chart:class="chart:scatter" chart:style-name="ch1">
        <chart:plot-area chart:style-name="ch2" table:cell-range-address="'kongsteds data'.A2:'kongsteds data'.B12" svg:x="0.319cm" svg:y="0.18cm" svg:width="15.337cm" svg:height="8.645cm">
          <chart:coordinate-region svg:x="1.84cm" svg:y="0.379cm" svg:width="13.603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kongsteds data'.B2:'kongsteds data'.B12" chart:class="chart:scatter">
            <chart:domain table:cell-range-address="'kongsteds data'.A2:'kongsteds data'.A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'kongsteds data'.A2:'kongsteds data'.A12</svg:desc>
                </draw:g>
              </table:table-cell>
              <table:table-cell office:value-type="float" office:value="78830">
                <text:p>78830</text:p>
                <draw:g>
                  <svg:desc>'kongsteds data'.B2:'kongsteds data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95291">
                <text:p>95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105341">
                <text:p>105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19045">
                <text:p>119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35117">
                <text:p>135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54808">
                <text:p>154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86130">
                <text:p>1861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24242">
                <text:p>224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02325">
                <text:p>302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36695">
                <text:p>436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kongsteds data'.A2:'kongsteds data'.A12 'kongsteds data'.C2:'kongsteds data'.C12" svg:x="0.32cm" svg:y="0.18cm" svg:width="15.36cm" svg:height="8.64cm">
          <chart:coordinate-region svg:x="2.159cm" svg:y="0.379cm" svg:width="13.308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kongsteds data'.C2:'kongsteds data'.C12" chart:class="chart:scatter">
            <chart:domain table:cell-range-address="'kongsteds data'.A2:'kongsteds data'.A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'kongsteds data'.A2:'kongsteds data'.A12</svg:desc>
                </draw:g>
              </table:table-cell>
              <table:table-cell office:value-type="float" office:value="0.000012685525815045">
                <text:p>0.000012685525815045</text:p>
                <draw:g>
                  <svg:desc>'kongsteds data'.C2:'kongsteds data'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0.0000115017885281161">
                <text:p>0.0000115017885281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00104941704882938">
                <text:p>0.0000104941704882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00000949297994133338">
                <text:p>0.00000949297994133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0000840018480406569">
                <text:p>0.00000840018480406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00000740099321328922">
                <text:p>0.00000740099321328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00000645961449020723">
                <text:p>0.00000645961449020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0.00000537258905066352">
                <text:p>0.00000537258905066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000445946789629061">
                <text:p>0.00000445946789629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00000330769866865129">
                <text:p>0.00000330769866865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00022899277527794">
                <text:p>0.00000228992775277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